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Resultados" style:family="table">
      <style:table-properties style:width="17.013cm" fo:margin-left="0cm" table:align="left"/>
    </style:style>
    <style:style style:name="TablaResultados.A" style:family="table-column">
      <style:table-column-properties style:column-width="5.666cm"/>
    </style:style>
    <style:style style:name="TablaResultados.B" style:family="table-column">
      <style:table-column-properties style:column-width="3.436cm"/>
    </style:style>
    <style:style style:name="TablaResultados.C" style:family="table-column">
      <style:table-column-properties style:column-width="7.911cm"/>
    </style:style>
    <style:style style:name="TablaResultados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Resultados.C1" style:family="table-cell">
      <style:table-cell-properties fo:padding="0.097cm" fo:border="0.05pt solid #000000"/>
    </style:style>
    <style:style style:name="TablaResultados.A2" style:family="table-cell">
      <style:table-cell-properties fo:padding="0.097cm" fo:border-left="0.05pt solid #000000" fo:border-right="none" fo:border-top="none" fo:border-bottom="0.05pt solid #000000"/>
    </style:style>
    <style:style style:name="TablaResultados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5.666cm"/>
    </style:style>
    <style:style style:name="Tabla1.B" style:family="table-column">
      <style:table-column-properties style:column-width="3.436cm"/>
    </style:style>
    <style:style style:name="Tabla1.C" style:family="table-column">
      <style:table-column-properties style:column-width="7.911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fo:font-size="10pt" officeooo:rsid="0034b7cb" officeooo:paragraph-rsid="003b3c0a" style:font-size-asian="10pt" style:font-size-complex="10pt"/>
    </style:style>
    <style:style style:name="P2" style:family="paragraph" style:parent-style-name="Preformatted_20_Text">
      <style:text-properties officeooo:rsid="001ad5be" officeooo:paragraph-rsid="001ad5be"/>
    </style:style>
    <style:style style:name="P3" style:family="paragraph" style:parent-style-name="Preformatted_20_Text">
      <style:text-properties style:font-name="Arial" fo:font-size="11pt" officeooo:rsid="001ad5be" officeooo:paragraph-rsid="001ad5be" style:font-size-asian="11pt" style:font-size-complex="11pt"/>
    </style:style>
    <style:style style:name="P4" style:family="paragraph" style:parent-style-name="Preformatted_20_Text">
      <style:text-properties style:font-name="Arial" fo:font-size="11pt" officeooo:rsid="001d8050" officeooo:paragraph-rsid="001d8050" style:font-size-asian="11pt" style:font-size-complex="11pt"/>
    </style:style>
    <style:style style:name="P5" style:family="paragraph" style:parent-style-name="Preformatted_20_Text">
      <style:text-properties style:font-name="Arial" fo:font-size="11pt" officeooo:rsid="001d8050" officeooo:paragraph-rsid="001d8670" style:font-size-asian="11pt" style:font-size-complex="11pt"/>
    </style:style>
    <style:style style:name="P6" style:family="paragraph" style:parent-style-name="Preformatted_20_Text">
      <style:text-properties style:font-name="Arial" fo:font-size="11pt" officeooo:rsid="001d8670" officeooo:paragraph-rsid="001d8670" style:font-size-asian="11pt" style:font-size-complex="11pt"/>
    </style:style>
    <style:style style:name="P7" style:family="paragraph" style:parent-style-name="Preformatted_20_Text">
      <style:text-properties style:font-name="Arial" fo:font-size="11pt" officeooo:rsid="003b4f65" officeooo:paragraph-rsid="003b4f65" style:font-size-asian="11pt" style:font-size-complex="11pt"/>
    </style:style>
    <style:style style:name="P8" style:family="paragraph" style:parent-style-name="Preformatted_20_Text">
      <style:text-properties style:font-name="Arial" fo:font-size="11pt" fo:font-weight="bold" officeooo:rsid="001ad5be" officeooo:paragraph-rsid="001ad5be" style:font-size-asian="9.60000038146973pt" style:font-weight-asian="bold" style:font-size-complex="11pt" style:font-weight-complex="bold"/>
    </style:style>
    <style:style style:name="P9" style:family="paragraph" style:parent-style-name="Preformatted_20_Text">
      <style:text-properties style:font-name="Arial" fo:font-size="11pt" fo:font-weight="normal" officeooo:rsid="001ad5be" officeooo:paragraph-rsid="001ad5be" style:font-size-asian="9.60000038146973pt" style:font-weight-asian="normal" style:font-size-complex="11pt" style:font-weight-complex="normal"/>
    </style:style>
    <style:style style:name="P10" style:family="paragraph" style:parent-style-name="Preformatted_20_Text">
      <style:text-properties style:font-name="Arial" fo:font-size="11pt" fo:font-weight="normal" officeooo:rsid="001ad5be" officeooo:paragraph-rsid="001d8050" style:font-size-asian="9.60000038146973pt" style:font-weight-asian="normal" style:font-size-complex="11pt" style:font-weight-complex="normal"/>
    </style:style>
    <style:style style:name="P11" style:family="paragraph" style:parent-style-name="Preformatted_20_Text">
      <style:text-properties style:font-name="Arial" fo:font-size="11pt" fo:font-weight="normal" officeooo:rsid="0027b13f" officeooo:paragraph-rsid="0027b13f" style:font-size-asian="9.60000038146973pt" style:font-weight-asian="normal" style:font-size-complex="11pt" style:font-weight-complex="normal"/>
    </style:style>
    <style:style style:name="P12" style:family="paragraph" style:parent-style-name="Preformatted_20_Text">
      <style:text-properties style:font-name="Arial" fo:font-size="11pt" fo:font-weight="normal" officeooo:rsid="002d28a4" officeooo:paragraph-rsid="002d28a4" style:font-size-asian="9.60000038146973pt" style:font-weight-asian="normal" style:font-size-complex="11pt" style:font-weight-complex="normal"/>
    </style:style>
    <style:style style:name="P13" style:family="paragraph" style:parent-style-name="Preformatted_20_Text">
      <style:text-properties style:font-name="Arial" fo:font-size="11pt" fo:font-weight="normal" officeooo:rsid="002afd71" officeooo:paragraph-rsid="002afd71" style:font-size-asian="9.60000038146973pt" style:font-weight-asian="normal" style:font-size-complex="11pt" style:font-weight-complex="normal"/>
    </style:style>
    <style:style style:name="P14" style:family="paragraph" style:parent-style-name="Preformatted_20_Text">
      <style:text-properties style:font-name="Arial" fo:font-size="11pt" style:text-underline-style="solid" style:text-underline-width="auto" style:text-underline-color="font-color" fo:font-weight="normal" officeooo:rsid="002f5593" officeooo:paragraph-rsid="002f5593" style:font-size-asian="9.60000038146973pt" style:font-weight-asian="normal" style:font-size-complex="11pt" style:font-weight-complex="normal"/>
    </style:style>
    <style:style style:name="P15" style:family="paragraph" style:parent-style-name="Preformatted_20_Text">
      <style:text-properties style:font-name="Arial" fo:font-size="11pt" fo:font-style="normal" officeooo:rsid="001ad5be" officeooo:paragraph-rsid="003b4f65" style:font-size-asian="11pt" style:font-style-asian="normal" style:font-size-complex="11pt" style:font-style-complex="normal"/>
    </style:style>
    <style:style style:name="P16" style:family="paragraph" style:parent-style-name="Preformatted_20_Text">
      <style:text-properties style:font-name="Arial" fo:font-size="11pt" fo:font-style="normal" officeooo:rsid="003bbe17" officeooo:paragraph-rsid="003bbe17" style:font-size-asian="11pt" style:font-style-asian="normal" style:font-size-complex="11pt" style:font-style-complex="normal"/>
    </style:style>
    <style:style style:name="P17" style:family="paragraph" style:parent-style-name="Preformatted_20_Text">
      <style:text-properties style:font-name="Arial" fo:font-size="24pt" fo:font-weight="bold" officeooo:rsid="001ad5be" officeooo:paragraph-rsid="001ad5be" style:font-size-asian="24pt" style:font-weight-asian="bold" style:font-size-complex="24pt" style:font-weight-complex="bold"/>
    </style:style>
    <style:style style:name="P18" style:family="paragraph" style:parent-style-name="Preformatted_20_Text">
      <style:text-properties style:font-name="Arial" fo:font-size="14pt" fo:font-weight="bold" officeooo:rsid="001ad5be" officeooo:paragraph-rsid="001ad5be" style:font-size-asian="14pt" style:font-weight-asian="bold" style:font-size-complex="14pt" style:font-weight-complex="bold"/>
    </style:style>
    <style:style style:name="P19" style:family="paragraph" style:parent-style-name="Preformatted_20_Text">
      <style:text-properties style:font-name="Arial" fo:font-size="14pt" fo:font-weight="bold" officeooo:rsid="001ad5be" officeooo:paragraph-rsid="001ad5be" style:font-size-asian="12.25pt" style:font-weight-asian="bold" style:font-size-complex="14pt" style:font-weight-complex="bold"/>
    </style:style>
    <style:style style:name="P20" style:family="paragraph" style:parent-style-name="Preformatted_20_Text">
      <style:text-properties style:font-name="Arial" fo:font-size="14pt" fo:font-weight="bold" officeooo:rsid="0027b13f" officeooo:paragraph-rsid="0027b13f" style:font-size-asian="12.25pt" style:font-weight-asian="bold" style:font-size-complex="14pt" style:font-weight-complex="bold"/>
    </style:style>
    <style:style style:name="P21" style:family="paragraph" style:parent-style-name="Preformatted_20_Text">
      <style:text-properties style:font-name="Arial" fo:font-size="14pt" fo:font-weight="bold" officeooo:rsid="0027b13f" officeooo:paragraph-rsid="002d28a4" style:font-size-asian="12.25pt" style:font-weight-asian="bold" style:font-size-complex="14pt" style:font-weight-complex="bold"/>
    </style:style>
    <style:style style:name="P22" style:family="paragraph" style:parent-style-name="Preformatted_20_Text">
      <style:text-properties style:font-name="Arial" fo:font-size="14pt" fo:font-weight="bold" officeooo:rsid="0034b7cb" officeooo:paragraph-rsid="0034b7cb" style:font-size-asian="12.25pt" style:font-weight-asian="bold" style:font-size-complex="14pt" style:font-weight-complex="bold"/>
    </style:style>
    <style:style style:name="P23" style:family="paragraph" style:parent-style-name="Standard">
      <style:text-properties style:font-name="Arial" fo:font-size="11pt" fo:font-weight="normal" officeooo:rsid="001ad5be" officeooo:paragraph-rsid="001f609a" style:font-size-asian="9.60000038146973pt" style:font-weight-asian="normal" style:font-size-complex="11pt" style:font-weight-complex="normal"/>
    </style:style>
    <style:style style:name="P24" style:family="paragraph" style:parent-style-name="Standard">
      <style:text-properties style:font-name="Arial" fo:font-size="11pt" style:font-name-asian="Droid Sans Fallback1" style:font-size-asian="9.60000038146973pt" style:font-name-complex="Liberation Mono" style:font-size-complex="11pt"/>
    </style:style>
    <style:style style:name="P25" style:family="paragraph" style:parent-style-name="Standard">
      <style:text-properties style:font-name="Arial" fo:font-size="11pt" officeooo:paragraph-rsid="001f609a" style:font-name-asian="Droid Sans Fallback1" style:font-size-asian="9.60000038146973pt" style:font-name-complex="Liberation Mono" style:font-size-complex="11pt"/>
    </style:style>
    <style:style style:name="P26" style:family="paragraph" style:parent-style-name="Standard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name-asian="Droid Sans Fallback1" style:font-size-asian="10pt" style:font-style-asian="normal" style:font-weight-asian="normal" style:font-name-complex="Liberation Mono" style:font-size-complex="11pt" style:text-emphasize="none"/>
    </style:style>
    <style:style style:name="P27" style:family="paragraph" style:parent-style-name="Standard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1f609a" style:font-name-asian="Droid Sans Fallback1" style:font-size-asian="10pt" style:font-style-asian="normal" style:font-weight-asian="normal" style:font-name-complex="Liberation Mono" style:font-size-complex="11pt" style:text-emphasize="none"/>
    </style:style>
    <style:style style:name="P28" style:family="paragraph" style:parent-style-name="Table_20_Contents">
      <style:text-properties style:font-name="Arial" fo:font-size="11pt" officeooo:rsid="001f609a" officeooo:paragraph-rsid="001f609a" style:font-name-asian="Droid Sans Fallback1" style:font-size-asian="9.60000038146973pt" style:font-name-complex="Liberation Mono" style:font-size-complex="11pt"/>
    </style:style>
    <style:style style:name="P29" style:family="paragraph" style:parent-style-name="Table_20_Contents">
      <style:text-properties style:font-name="Arial" fo:font-size="11pt" officeooo:rsid="0022a44a" officeooo:paragraph-rsid="0022a44a" style:font-name-asian="Droid Sans Fallback1" style:font-size-asian="9.60000038146973pt" style:font-name-complex="Liberation Mono" style:font-size-complex="11pt"/>
    </style:style>
    <style:style style:name="P30" style:family="paragraph" style:parent-style-name="Table_20_Contents">
      <style:text-properties style:font-name="Arial" fo:font-size="11pt" officeooo:rsid="002d9372" officeooo:paragraph-rsid="002d9372" style:font-name-asian="Droid Sans Fallback1" style:font-size-asian="9.60000038146973pt" style:font-name-complex="Liberation Mono" style:font-size-complex="11pt"/>
    </style:style>
    <style:style style:name="P31" style:family="paragraph" style:parent-style-name="Table_20_Contents">
      <style:text-properties style:font-name="Arial" fo:font-size="11pt" officeooo:rsid="0027b13f" officeooo:paragraph-rsid="0027b13f" style:font-name-asian="Droid Sans Fallback1" style:font-size-asian="11pt" style:font-name-complex="Liberation Mono" style:font-size-complex="11pt"/>
    </style:style>
    <style:style style:name="P32" style:family="paragraph" style:parent-style-name="Table_20_Contents">
      <style:text-properties style:font-name="Arial" fo:font-size="11pt" officeooo:rsid="00296a87" officeooo:paragraph-rsid="00296a87" style:font-name-asian="Droid Sans Fallback1" style:font-size-asian="11pt" style:font-name-complex="Liberation Mono" style:font-size-complex="11pt"/>
    </style:style>
    <style:style style:name="P33" style:family="paragraph" style:parent-style-name="Table_20_Contents">
      <style:text-properties style:font-name="Arial" fo:font-size="14pt" officeooo:rsid="0027b13f" officeooo:paragraph-rsid="0027b13f" style:font-name-asian="Droid Sans Fallback1" style:font-size-asian="12.25pt" style:font-name-complex="Liberation Mono" style:font-size-complex="14pt"/>
    </style:style>
    <style:style style:name="P34" style:family="paragraph" style:parent-style-name="Table_20_Contents">
      <style:text-properties style:font-name="Arial" fo:font-size="14pt" fo:font-weight="bold" officeooo:rsid="0027b13f" officeooo:paragraph-rsid="0027b13f" style:font-name-asian="Droid Sans Fallback1" style:font-size-asian="14pt" style:font-weight-asian="bold" style:font-name-complex="Liberation Mono" style:font-size-complex="14pt" style:font-weight-complex="bold"/>
    </style:style>
    <style:style style:name="P35" style:family="paragraph" style:parent-style-name="Table_20_Contents">
      <style:text-properties style:font-name="Arial" fo:font-size="14pt" fo:font-weight="bold" officeooo:rsid="00296a87" officeooo:paragraph-rsid="00296a87" style:font-name-asian="Droid Sans Fallback1" style:font-size-asian="12.25pt" style:font-weight-asian="bold" style:font-name-complex="Liberation Mono" style:font-size-complex="14pt" style:font-weight-complex="bold"/>
    </style:style>
    <style:style style:name="T1" style:family="text">
      <style:text-properties officeooo:rsid="001bd264"/>
    </style:style>
    <style:style style:name="T2" style:family="text">
      <style:text-properties officeooo:rsid="001d8050"/>
    </style:style>
    <style:style style:name="T3" style:family="text">
      <style:text-properties officeooo:rsid="001d8670"/>
    </style:style>
    <style:style style:name="T4" style:family="text">
      <style:text-properties officeooo:rsid="00207a62"/>
    </style:style>
    <style:style style:name="T5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6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216b86" style:font-size-asian="10pt" style:font-style-asian="normal" style:font-weight-asian="normal" style:text-emphasize="none"/>
    </style:style>
    <style:style style:name="T7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2269c3" style:font-size-asian="10pt" style:font-style-asian="normal" style:font-weight-asian="normal" style:text-emphasize="none"/>
    </style:style>
    <style:style style:name="T8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9" style:family="text">
      <style:text-properties fo:font-size="11pt" fo:font-weight="normal" officeooo:rsid="002d28a4" style:font-size-asian="9.60000038146973pt" style:font-weight-asian="normal" style:font-size-complex="11pt" style:font-weight-complex="normal"/>
    </style:style>
    <style:style style:name="T10" style:family="text">
      <style:text-properties fo:font-size="11pt" fo:font-weight="normal" officeooo:rsid="002f7d96" style:font-size-asian="9.60000038146973pt" style:font-weight-asian="normal" style:font-size-complex="11pt" style:font-weight-complex="normal"/>
    </style:style>
    <style:style style:name="T11" style:family="text">
      <style:text-properties fo:font-size="11pt" fo:font-weight="normal" officeooo:rsid="0031dd90" style:font-size-asian="9.60000038146973pt" style:font-weight-asian="normal" style:font-size-complex="11pt" style:font-weight-complex="normal"/>
    </style:style>
    <style:style style:name="T12" style:family="text">
      <style:text-properties officeooo:rsid="002d28a4"/>
    </style:style>
    <style:style style:name="T13" style:family="text">
      <style:text-properties officeooo:rsid="002db66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2db66c" style:font-style-asian="italic" style:font-style-complex="italic"/>
    </style:style>
    <style:style style:name="T16" style:family="text">
      <style:text-properties fo:font-style="italic" officeooo:rsid="003b4f65" style:font-style-asian="italic" style:font-style-complex="italic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2db66c" style:font-style-asian="normal" style:font-style-complex="normal"/>
    </style:style>
    <style:style style:name="T19" style:family="text">
      <style:text-properties fo:font-style="normal" officeooo:rsid="003b4f65" style:font-style-asian="normal" style:font-style-complex="normal"/>
    </style:style>
    <style:style style:name="T20" style:family="text">
      <style:text-properties fo:font-style="normal" officeooo:rsid="001ad5be" style:font-style-asian="normal" style:font-style-complex="normal"/>
    </style:style>
    <style:style style:name="T21" style:family="text">
      <style:text-properties officeooo:rsid="00335759"/>
    </style:style>
    <style:style style:name="T22" style:family="text">
      <style:text-properties style:text-position="sub 58%" officeooo:rsid="0034b7cb"/>
    </style:style>
    <style:style style:name="T23" style:family="text">
      <style:text-properties style:text-position="sub 58%" officeooo:rsid="0036252a"/>
    </style:style>
    <style:style style:name="T24" style:family="text">
      <style:text-properties officeooo:rsid="003b4f65"/>
    </style:style>
    <style:style style:name="T25" style:family="text">
      <style:text-properties officeooo:rsid="001ad5be"/>
    </style:style>
    <style:style style:name="T26" style:family="text">
      <style:text-properties officeooo:rsid="003b61b8"/>
    </style:style>
    <style:style style:name="T27" style:family="text">
      <style:text-properties officeooo:rsid="003cfc31"/>
    </style:style>
    <style:style style:name="T28" style:family="text">
      <style:text-properties officeooo:rsid="003dd49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Algoritmia:</text:p>
      <text:p text:style-name="P3"/>
      <text:p text:style-name="P3"/>
      <text:p text:style-name="P18">AirScheduling Problem:</text:p>
      <text:p text:style-name="P3"/>
      <text:p text:style-name="P3">El problema a tractar en aquesta entrega es conegut com “AirScheduling” que consisteix en, donat un conjunt de vols entre ciutats, assignar la minima quantitat de pilots que puguin realitzar tots els vols a les hores previstes.</text:p>
      <text:p text:style-name="P3"/>
      <text:p text:style-name="P3">Per tal de resoldre aquest problema em modelat el problema com una xarxa de fluxe i hem calculat el mínim valor que satisfà el MaxFlow associat a la xarxa.</text:p>
      <text:p text:style-name="P3"/>
      <text:p text:style-name="P18">Implementació:</text:p>
      <text:p text:style-name="P3"/>
      <text:p text:style-name="P3">La implementació d'aquest projecte ha consistit en:</text:p>
      <text:p text:style-name="P3"/>
      <text:p text:style-name="P3"><text:span text:style-name="T24">Primer de tot m</text:span>odelar <text:span text:style-name="T24">l'entrada (conjunt de</text:span> vols<text:span text:style-name="T24">)</text:span> com una xarxa de fluxe, per fer-ho hem associat a cada vol una aresta <text:span text:style-name="T24">que uneix les dues ciutats entre les quals s'efectua el vol</text:span>. <text:span text:style-name="T24">Per fer-ho més sencill hem utilitzat una estructura de dades </text:span><text:span text:style-name="T16">Vuelo</text:span><text:span text:style-name="T19"> que conté la ciutat inicial, destí, el instant de temps inicial i el d'arribada.</text:span></text:p>
      <text:p text:style-name="P3"/>
      <text:p text:style-name="P3"><text:span text:style-name="T24">Després</text:span> hem afegit arestes entre ciutats que son destí d'un vol i origen d'un altre i el pilot arriba com a destí té temps de pilotar el següent vol.</text:p>
      <text:p text:style-name="P3"/>
      <text:p text:style-name="P7">I a més, per la segona versió, hem afegit encara més arestes considerant que el pilot viatge com a passatger.</text:p>
      <text:p text:style-name="P3"/>
      <text:p text:style-name="P3"><text:span text:style-name="T24">Després, d</text:span>ona<text:span text:style-name="T24">da</text:span> aquesta xarxa, l'hem considerat com una xarxa amb demandes ja que tots els vols s'han de realitzar <text:span text:style-name="T24">i hem fet les transformacions convenients per modelar la xarxa com un graf de fluxe amb demandes</text:span>.</text:p>
      <text:p text:style-name="P3"/>
      <text:p text:style-name="P7">I un cop fet tota la modelització hem calculat la K mínima de dues maneres:</text:p>
      <text:p text:style-name="P7"/>
      <text:p text:style-name="P7">1. Cerca linial:</text:p>
      <text:p text:style-name="P7">Com sabiem que la K mínima estava entre 1 i nVols, anavem fent una busqueda linial <text:span text:style-name="T27">c</text:span>omençant en 1 fins a nVols del Max-Flow que hem resolt amb l'algoritme <text:span text:style-name="T25">«Edmonds-Karp». </text:span>A continuació parlarem del cost.</text:p>
      <text:p text:style-name="P7"/>
      <text:p text:style-name="P7">2. Cerca dicotomica:</text:p>
      <text:p text:style-name="P7">Aquesta cerca, a diferencia de l'anterior ens a fet guanyar un factor logarítmic, que s'explicará amb més detall a la secció <text:span text:style-name="T14">cost</text:span><text:span text:style-name="T17"> .</text:span></text:p>
      <text:p text:style-name="P7"/>
      <text:p text:style-name="P7"><text:span text:style-name="T17">En les dues cerques hem calculat el Max-Flow amb l'algoritme </text:span><text:span text:style-name="T20">«Edmonds-Karp».</text:span></text:p>
      <text:p text:style-name="P15"/>
      <text:p text:style-name="P16">Finalment, el programa crea dos archius amb e<text:span text:style-name="T28">a sortida</text:span> de la versió 1 i de la versió 2.</text:p>
      <text:p text:style-name="P3"/>
      <text:p text:style-name="P18">Cost:</text:p>
      <text:p text:style-name="P3"/>
      <text:p text:style-name="P3">El cost temporal associat aquest problema es:</text:p>
      <text:p text:style-name="P3"/>
      <text:p text:style-name="P4">1. Cerca linial del valor de K:</text:p>
      <text:p text:style-name="P5"><text:tab/>O (n<text:span text:style-name="T21">Vols</text:span><text:span text:style-name="T22">1</text:span> * (nCiutats<text:span text:style-name="T23">2</text:span>*nVols²)).</text:p>
      <text:p text:style-name="P4"><text:soft-page-break/></text:p>
      <text:p text:style-name="P4">2. Cerca dicotomica del valor K:</text:p>
      <text:p text:style-name="P5"><text:tab/>O (<text:span text:style-name="T3">log(nVols</text:span><text:span text:style-name="T22">1</text:span><text:span text:style-name="T3">) * </text:span>(nCiutats<text:span text:style-name="T23">2</text:span>*nVols²)).</text:p>
      <text:p text:style-name="P5"/>
      <text:p text:style-name="P6">Com veiem hi ha una millora logar<text:span text:style-name="T26">í</text:span>tmica.</text:p>
      <text:p text:style-name="P6"/>
      <text:p text:style-name="P20">Diferencies entre versions:</text:p>
      <text:p text:style-name="P20"/>
      <text:p text:style-name="P11">La principal diferencia entre les dues versions es que la segona té més arestes ja que els pilots poden viatjar com a passatger.</text:p>
      <text:p text:style-name="P20"/>
      <text:p text:style-name="P12">Hem observat que aquest fet equilibra més la distribució de viatges i per tant hi ha menys diferencia entre el pilot que fa menys vols i el que en fa més.</text:p>
      <text:p text:style-name="P22"/>
      <text:p text:style-name="P21"><text:span text:style-name="T9">Com que la segona versió2 és la mateixa xarxa de fluxe que la versió1 però amb més arestes, e</text:span><text:span text:style-name="T8">ns as</text:span><text:span text:style-name="T10">s</text:span><text:span text:style-name="T8">egura que com a mínim tindren tants pilots com la versió1 per</text:span><text:span text:style-name="T9">ò</text:span><text:span text:style-name="T8"> en moltes inst</text:span><text:span text:style-name="T11">a</text:span><text:span text:style-name="T8">ncies hem observat millores ja que la K s'ha reduit.</text:span></text:p>
      <text:p text:style-name="P21"><text:span text:style-name="T9">E</text:span><text:span text:style-name="T8">n el següent exemple es veu el resultats de les dues versions sobre la mateixa instancia:</text:span></text:p>
      <text:p text:style-name="P1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33">Versió 1</text:p>
          </table:table-cell>
          <table:table-cell table:style-name="Tabla2.B1" office:value-type="string">
            <text:p text:style-name="P33">Versió 2</text:p>
          </table:table-cell>
        </table:table-row>
        <table:table-row>
          <table:table-cell table:style-name="Tabla2.A2" office:value-type="string">
            <text:p text:style-name="P34">56 </text:p>
            <text:p text:style-name="P31">26 3 4 5 6 24 25 68 173 </text:p>
            <text:p text:style-name="P31">27 28 231 206 169 281 120 </text:p>
            <text:p text:style-name="P31">70 55 12 13 126 279 32 174 </text:p>
            <text:p text:style-name="P31">71 48 137 </text:p>
            <text:p text:style-name="P31">93 81 50 119 257 </text:p>
            <text:p text:style-name="P31">104 103 277 </text:p>
            <text:p text:style-name="P31">111 268 220 284 159 </text:p>
            <text:p text:style-name="P31">117 114 163 256 282 </text:p>
            <text:p text:style-name="P31">122 56 34 35 36 37 128 213 </text:p>
            <text:p text:style-name="P31">136 124 96 152 208 </text:p>
            <text:p text:style-name="P31">142 100 101 171 198 </text:p>
            <text:p text:style-name="P31">143 89 66 42 43 64 69 </text:p>
            <text:p text:style-name="P31">153 145 146 141 200 </text:p>
            <text:p text:style-name="P31">155 62 63 138 139 148 216 </text:p>
            <text:p text:style-name="P31">161 112 113 127 180 215 </text:p>
            <text:p text:style-name="P31">165 72 73 7 44 149 178 </text:p>
            <text:p text:style-name="P31">166 151 </text:p>
            <text:p text:style-name="P31">170 57 58 53 54 160 </text:p>
            <text:p text:style-name="P31">182 33 17 224 197 </text:p>
            <text:p text:style-name="P31">183 132 52 49 14 236 </text:p>
            <text:p text:style-name="P31">185 130 131 192 </text:p>
            <text:p text:style-name="P31">186 157 158 234 </text:p>
            <text:p text:style-name="P31">187 116 21 22 1 2 75 76 150 </text:p>
            <text:p text:style-name="P31">193 217 162 195 </text:p>
            <text:p text:style-name="P31">201 211 18 19 20 176 283 </text:p>
            <text:p text:style-name="P31">202 88 82 45 46 47 </text:p>
            <text:p text:style-name="P31">203 273 274 275 </text:p>
            <text:p text:style-name="P31">205 105 106 175 </text:p>
            <text:p text:style-name="P31">207 107 164 </text:p>
            <text:p text:style-name="P31">209 102 196 </text:p>
            <text:p text:style-name="P31">210 154 95 67 84 85 </text:p>
            <text:p text:style-name="P31"><text:soft-page-break/>219 223 </text:p>
            <text:p text:style-name="P31">225 212 199 </text:p>
            <text:p text:style-name="P31">227 108 109 110 140 </text:p>
            <text:p text:style-name="P31">228 </text:p>
            <text:p text:style-name="P31">229 184 39 40 23 30 191 </text:p>
            <text:p text:style-name="P31">235 226 251 </text:p>
            <text:p text:style-name="P31">237 232 245 </text:p>
            <text:p text:style-name="P31">239 247 </text:p>
            <text:p text:style-name="P31">240 238 </text:p>
            <text:p text:style-name="P31">241 59 97 98 115 177 </text:p>
            <text:p text:style-name="P31">242 233 254 </text:p>
            <text:p text:style-name="P31">243 194 262 270 </text:p>
            <text:p text:style-name="P31">244 168 147 </text:p>
            <text:p text:style-name="P31">249 79 41 65 80 </text:p>
            <text:p text:style-name="P31">250 218 179 221 </text:p>
            <text:p text:style-name="P31">258 144 167 118 222 31 38 </text:p>
            <text:p text:style-name="P31">259 156 121 172 248 </text:p>
            <text:p text:style-name="P31">260 83 99 </text:p>
            <text:p text:style-name="P31">261 252 253 129 </text:p>
            <text:p text:style-name="P31">263 264 </text:p>
            <text:p text:style-name="P31">265 204 51 29 60 74 246 </text:p>
            <text:p text:style-name="P31">266 188 133 134 135 255 10 11 181 </text:p>
            <text:p text:style-name="P31">267 125 90 91 92 </text:p>
            <text:p text:style-name="P31">271 123 94 78 8 9 276 61 </text:p>
            <text:p text:style-name="P31">272 230 189 190 86 87 15 16 214</text:p>
          </table:table-cell>
          <table:table-cell table:style-name="Tabla2.B2" office:value-type="string">
            <text:p text:style-name="P35">45</text:p>
            <text:p text:style-name="P32">22 48 253 46 3 55 </text:p>
            <text:p text:style-name="P32">37 20 144 161 </text:p>
            <text:p text:style-name="P32">40 239 223 219 141 142 </text:p>
            <text:p text:style-name="P32">41 19 4 5 6 17 34 </text:p>
            <text:p text:style-name="P32">44 233 237 162 </text:p>
            <text:p text:style-name="P32">56 27 28 29 105 </text:p>
            <text:p text:style-name="P32">57 245 140 111 151 76 170 </text:p>
            <text:p text:style-name="P32">62 250 202 11 69 120 </text:p>
            <text:p text:style-name="P32">65 8 212 213 93 94 </text:p>
            <text:p text:style-name="P32">66 42 60 21 54 143 </text:p>
            <text:p text:style-name="P32">72 59 90 159 </text:p>
            <text:p text:style-name="P32">84 73 246 188 189 </text:p>
            <text:p text:style-name="P32">95 51 199 168 203 167 255 </text:p>
            <text:p text:style-name="P32">96 97 98 175 217 204 </text:p>
            <text:p text:style-name="P32">114 9 23 196 254 12 80 </text:p>
            <text:p text:style-name="P32">115 50 38 1 2 13 </text:p>
            <text:p text:style-name="P32">116 70 155 156 235 185 </text:p>
            <text:p text:style-name="P32">125 47 209 106 35 216 91 187 </text:p>
            <text:p text:style-name="P32">126 78 112 36 163 </text:p>
            <text:p text:style-name="P32">130 7 222 160 146 200 </text:p>
            <text:p text:style-name="P32">131 89 240 122 </text:p>
            <text:p text:style-name="P32">138 77 68 39 107 108 109 </text:p>
            <text:p text:style-name="P32">139 86 127 128 225 226 </text:p>
            <text:p text:style-name="P32">148 149 136 10 30 228 </text:p>
            <text:p text:style-name="P32">153 58 45 25 26 87 79 </text:p>
            <text:p text:style-name="P32">164 67 64 71 18 104 </text:p>
            <text:p text:style-name="P32">165 150 152 227 </text:p>
            <text:p text:style-name="P32">171 99 100 101 174 </text:p>
            <text:p text:style-name="P32">177 251 252 63 134 83 186 </text:p>
            <text:p text:style-name="P32">182 229 119 169 </text:p>
            <text:p text:style-name="P32">190 85 206 178 179 180 </text:p>
            <text:p text:style-name="P32"><text:soft-page-break/>194 195 242 32 33 92 </text:p>
            <text:p text:style-name="P32">197 24 110 102 147 </text:p>
            <text:p text:style-name="P32">198 132 14 15 16 121 </text:p>
            <text:p text:style-name="P32">201 135 137 193 </text:p>
            <text:p text:style-name="P32">205 117 118 145 61 </text:p>
            <text:p text:style-name="P32">210 123 124 </text:p>
            <text:p text:style-name="P32">211 247 43 103 208 218 </text:p>
            <text:p text:style-name="P32">214 215 172 81 207 243 31 </text:p>
            <text:p text:style-name="P32">220 154 192 230 </text:p>
            <text:p text:style-name="P32">231 49 221 166 176 </text:p>
            <text:p text:style-name="P32">232 74 75 234 181 </text:p>
            <text:p text:style-name="P32">238 113 173 158 157 </text:p>
            <text:p text:style-name="P32">241 236 52 53 248 </text:p>
            <text:p text:style-name="P32">244 88 133 82 224 129</text:p>
          </table:table-cell>
        </table:table-row>
      </table:table>
      <text:p text:style-name="P20"/>
      <text:p text:style-name="P13">Per tant podem concloure que la segona versió es com a mínim igual de bona que la primera, per tant la segona és millor.</text:p>
      <text:p text:style-name="P3"/>
      <text:p text:style-name="P3"/>
      <text:p text:style-name="P3"/>
      <text:p text:style-name="P19">Ta<text:span text:style-name="T12">u</text:span>la de Resulta<text:span text:style-name="T12">t</text:span>s:</text:p>
      <text:p text:style-name="P19"/>
      <text:p text:style-name="P9">A continuació mostr<text:span text:style-name="T1">em</text:span> la ta<text:span text:style-name="T1">u</text:span>la de resulta<text:span text:style-name="T1">t</text:span>s <text:span text:style-name="T1">obtinguts</text:span>:</text:p>
      <text:p text:style-name="P9"/>
      <text:p text:style-name="P14">Versió 1:</text:p>
      <text:p text:style-name="P9"/>
      <table:table table:name="TablaResultados" table:style-name="TablaResultados">
        <table:table-column table:style-name="TablaResultados.A"/>
        <table:table-column table:style-name="TablaResultados.B"/>
        <table:table-column table:style-name="TablaResultados.C"/>
        <table:table-row>
          <table:table-cell table:style-name="TablaResultados.A1" office:value-type="string">
            <text:p text:style-name="P28">Instancia</text:p>
          </table:table-cell>
          <table:table-cell table:style-name="TablaResultados.A1" office:value-type="string">
            <text:p text:style-name="P28">K óptima</text:p>
          </table:table-cell>
          <table:table-cell table:style-name="TablaResultados.C1" office:value-type="string">
            <text:p text:style-name="P28">Temps CPU (s) <text:span text:style-name="T4">amb </text:span>Cerca linial</text:p>
          </table:table-cell>
        </table:table-row>
        <table:table-row>
          <table:table-cell table:style-name="TablaResultados.A2" office:value-type="string">
            <text:p text:style-name="P26">instance_100_10_10.air</text:p>
          </table:table-cell>
          <table:table-cell table:style-name="TablaResultados.A2" office:value-type="string">
            <text:p text:style-name="P29">53</text:p>
          </table:table-cell>
          <table:table-cell table:style-name="TablaResultados.C2" office:value-type="string">
            <text:p text:style-name="P29">47</text:p>
          </table:table-cell>
        </table:table-row>
        <table:table-row>
          <table:table-cell table:style-name="TablaResultados.A2" office:value-type="string">
            <text:p text:style-name="P26">instance_100_10_1.air</text:p>
          </table:table-cell>
          <table:table-cell table:style-name="TablaResultados.A2" office:value-type="string">
            <text:p text:style-name="P29">57</text:p>
          </table:table-cell>
          <table:table-cell table:style-name="TablaResultados.C2" office:value-type="string">
            <text:p text:style-name="P29">61</text:p>
          </table:table-cell>
        </table:table-row>
        <table:table-row>
          <table:table-cell table:style-name="TablaResultados.A2" office:value-type="string">
            <text:p text:style-name="P26">instance_100_10_2.air</text:p>
          </table:table-cell>
          <table:table-cell table:style-name="TablaResultados.A2" office:value-type="string">
            <text:p text:style-name="P29">53</text:p>
          </table:table-cell>
          <table:table-cell table:style-name="TablaResultados.C2" office:value-type="string">
            <text:p text:style-name="P29">73</text:p>
          </table:table-cell>
        </table:table-row>
        <table:table-row>
          <table:table-cell table:style-name="TablaResultados.A2" office:value-type="string">
            <text:p text:style-name="P26">instance_100_10_3.air</text:p>
          </table:table-cell>
          <table:table-cell table:style-name="TablaResultados.A2" office:value-type="string">
            <text:p text:style-name="P29">49</text:p>
          </table:table-cell>
          <table:table-cell table:style-name="TablaResultados.C2" office:value-type="string">
            <text:p text:style-name="P29">44</text:p>
          </table:table-cell>
        </table:table-row>
        <table:table-row>
          <table:table-cell table:style-name="TablaResultados.A2" office:value-type="string">
            <text:p text:style-name="P26">instance_100_10_4.air</text:p>
          </table:table-cell>
          <table:table-cell table:style-name="TablaResultados.A2" office:value-type="string">
            <text:p text:style-name="P29">57</text:p>
          </table:table-cell>
          <table:table-cell table:style-name="TablaResultados.C2" office:value-type="string">
            <text:p text:style-name="P29">44</text:p>
          </table:table-cell>
        </table:table-row>
        <table:table-row>
          <table:table-cell table:style-name="TablaResultados.A2" office:value-type="string">
            <text:p text:style-name="P26">instance_100_10_5.air</text:p>
          </table:table-cell>
          <table:table-cell table:style-name="TablaResultados.A2" office:value-type="string">
            <text:p text:style-name="P29">53</text:p>
          </table:table-cell>
          <table:table-cell table:style-name="TablaResultados.C2" office:value-type="string">
            <text:p text:style-name="P29">68</text:p>
          </table:table-cell>
        </table:table-row>
        <table:table-row>
          <table:table-cell table:style-name="TablaResultados.A2" office:value-type="string">
            <text:p text:style-name="P24"><text:span text:style-name="T5">instance_100_10_</text:span><text:span text:style-name="T7">6</text:span><text:span text:style-name="T5">.air</text:span></text:p>
          </table:table-cell>
          <table:table-cell table:style-name="TablaResultados.A2" office:value-type="string">
            <text:p text:style-name="P29">56</text:p>
          </table:table-cell>
          <table:table-cell table:style-name="TablaResultados.C2" office:value-type="string">
            <text:p text:style-name="P29">65</text:p>
          </table:table-cell>
        </table:table-row>
        <table:table-row>
          <table:table-cell table:style-name="TablaResultados.A2" office:value-type="string">
            <text:p text:style-name="P24"><text:span text:style-name="T5">instance_100_10_</text:span><text:span text:style-name="T7">7</text:span><text:span text:style-name="T5">.air</text:span></text:p>
          </table:table-cell>
          <table:table-cell table:style-name="TablaResultados.A2" office:value-type="string">
            <text:p text:style-name="P29">56</text:p>
          </table:table-cell>
          <table:table-cell table:style-name="TablaResultados.C2" office:value-type="string">
            <text:p text:style-name="P29">67</text:p>
          </table:table-cell>
        </table:table-row>
        <table:table-row>
          <table:table-cell table:style-name="TablaResultados.A2" office:value-type="string">
            <text:p text:style-name="P24"><text:span text:style-name="T5">instance_100_10_</text:span><text:span text:style-name="T7">8</text:span><text:span text:style-name="T5">.air</text:span></text:p>
          </table:table-cell>
          <table:table-cell table:style-name="TablaResultados.A2" office:value-type="string">
            <text:p text:style-name="P29">51</text:p>
          </table:table-cell>
          <table:table-cell table:style-name="TablaResultados.C2" office:value-type="string">
            <text:p text:style-name="P29">46</text:p>
          </table:table-cell>
        </table:table-row>
        <table:table-row>
          <table:table-cell table:style-name="TablaResultados.A2" office:value-type="string">
            <text:p text:style-name="P24"><text:span text:style-name="T5">instance_100_10_</text:span><text:span text:style-name="T7">9</text:span><text:span text:style-name="T5">.air</text:span></text:p>
          </table:table-cell>
          <table:table-cell table:style-name="TablaResultados.A2" office:value-type="string">
            <text:p text:style-name="P29">53</text:p>
          </table:table-cell>
          <table:table-cell table:style-name="TablaResultados.C2" office:value-type="string">
            <text:p text:style-name="P29">52</text:p>
          </table:table-cell>
        </table:table-row>
      </table:table>
      <text:p text:style-name="P9"><text:soft-page-break/></text:p>
      <text:p text:style-name="P9"/>
      <text:p text:style-name="P9"/>
      <text:p text:style-name="P9"/>
      <text:p text:style-name="P9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28">Instancia</text:p>
          </table:table-cell>
          <table:table-cell table:style-name="Tabla1.A1" office:value-type="string">
            <text:p text:style-name="P28">K óptima</text:p>
          </table:table-cell>
          <table:table-cell table:style-name="Tabla1.C1" office:value-type="string">
            <text:p text:style-name="P28">Temps CPU (s) amb Cerca dicotomica</text:p>
          </table:table-cell>
        </table:table-row>
        <table:table-row>
          <table:table-cell table:style-name="Tabla1.A2" office:value-type="string">
            <text:p text:style-name="P27">instance_100_10_10.air</text:p>
          </table:table-cell>
          <table:table-cell table:style-name="Tabla1.A2" office:value-type="string">
            <text:p text:style-name="P29">53</text:p>
          </table:table-cell>
          <table:table-cell table:style-name="Tabla1.C2" office:value-type="string">
            <text:p text:style-name="P30">4</text:p>
          </table:table-cell>
        </table:table-row>
        <table:table-row>
          <table:table-cell table:style-name="Tabla1.A2" office:value-type="string">
            <text:p text:style-name="P27">instance_100_10_1.air</text:p>
          </table:table-cell>
          <table:table-cell table:style-name="Tabla1.A2" office:value-type="string">
            <text:p text:style-name="P29">57</text:p>
          </table:table-cell>
          <table:table-cell table:style-name="Tabla1.C2" office:value-type="string">
            <text:p text:style-name="P30">6</text:p>
          </table:table-cell>
        </table:table-row>
        <table:table-row>
          <table:table-cell table:style-name="Tabla1.A2" office:value-type="string">
            <text:p text:style-name="P27">instance_100_10_2.air</text:p>
          </table:table-cell>
          <table:table-cell table:style-name="Tabla1.A2" office:value-type="string">
            <text:p text:style-name="P29">53</text:p>
          </table:table-cell>
          <table:table-cell table:style-name="Tabla1.C2" office:value-type="string">
            <text:p text:style-name="P30">7</text:p>
          </table:table-cell>
        </table:table-row>
        <table:table-row>
          <table:table-cell table:style-name="Tabla1.A2" office:value-type="string">
            <text:p text:style-name="P27">instance_100_10_3.air</text:p>
          </table:table-cell>
          <table:table-cell table:style-name="Tabla1.A2" office:value-type="string">
            <text:p text:style-name="P29">49</text:p>
          </table:table-cell>
          <table:table-cell table:style-name="Tabla1.C2" office:value-type="string">
            <text:p text:style-name="P30">4</text:p>
          </table:table-cell>
        </table:table-row>
        <table:table-row>
          <table:table-cell table:style-name="Tabla1.A2" office:value-type="string">
            <text:p text:style-name="P27">instance_100_10_4.air</text:p>
          </table:table-cell>
          <table:table-cell table:style-name="Tabla1.A2" office:value-type="string">
            <text:p text:style-name="P29">57</text:p>
          </table:table-cell>
          <table:table-cell table:style-name="Tabla1.C2" office:value-type="string">
            <text:p text:style-name="P30">4</text:p>
          </table:table-cell>
        </table:table-row>
        <table:table-row>
          <table:table-cell table:style-name="Tabla1.A2" office:value-type="string">
            <text:p text:style-name="P27">instance_100_10_5.air</text:p>
          </table:table-cell>
          <table:table-cell table:style-name="Tabla1.A2" office:value-type="string">
            <text:p text:style-name="P29">53</text:p>
          </table:table-cell>
          <table:table-cell table:style-name="Tabla1.C2" office:value-type="string">
            <text:p text:style-name="P30">6</text:p>
          </table:table-cell>
        </table:table-row>
        <table:table-row>
          <table:table-cell table:style-name="Tabla1.A2" office:value-type="string">
            <text:p text:style-name="P25"><text:span text:style-name="T5">instance_100_10_</text:span><text:span text:style-name="T6">6</text:span><text:span text:style-name="T5">.air</text:span></text:p>
          </table:table-cell>
          <table:table-cell table:style-name="Tabla1.A2" office:value-type="string">
            <text:p text:style-name="P29">56</text:p>
          </table:table-cell>
          <table:table-cell table:style-name="Tabla1.C2" office:value-type="string">
            <text:p text:style-name="P30">6</text:p>
          </table:table-cell>
        </table:table-row>
        <table:table-row>
          <table:table-cell table:style-name="Tabla1.A2" office:value-type="string">
            <text:p text:style-name="P25"><text:span text:style-name="T5">instance_100_10_</text:span><text:span text:style-name="T6">7</text:span><text:span text:style-name="T5">.air</text:span></text:p>
          </table:table-cell>
          <table:table-cell table:style-name="Tabla1.A2" office:value-type="string">
            <text:p text:style-name="P29">56</text:p>
          </table:table-cell>
          <table:table-cell table:style-name="Tabla1.C2" office:value-type="string">
            <text:p text:style-name="P30">6</text:p>
          </table:table-cell>
        </table:table-row>
        <table:table-row>
          <table:table-cell table:style-name="Tabla1.A2" office:value-type="string">
            <text:p text:style-name="P25"><text:span text:style-name="T5">instance_100_10_</text:span><text:span text:style-name="T6">8</text:span><text:span text:style-name="T5">.air</text:span></text:p>
          </table:table-cell>
          <table:table-cell table:style-name="Tabla1.A2" office:value-type="string">
            <text:p text:style-name="P29">51</text:p>
          </table:table-cell>
          <table:table-cell table:style-name="Tabla1.C2" office:value-type="string">
            <text:p text:style-name="P30">4</text:p>
          </table:table-cell>
        </table:table-row>
        <table:table-row>
          <table:table-cell table:style-name="Tabla1.A2" office:value-type="string">
            <text:p text:style-name="P25"><text:span text:style-name="T5">instance_100_10_</text:span><text:span text:style-name="T6">9</text:span><text:span text:style-name="T5">.air</text:span></text:p>
          </table:table-cell>
          <table:table-cell table:style-name="Tabla1.A2" office:value-type="string">
            <text:p text:style-name="P29">53</text:p>
          </table:table-cell>
          <table:table-cell table:style-name="Tabla1.C2" office:value-type="string">
            <text:p text:style-name="P30">5</text:p>
          </table:table-cell>
        </table:table-row>
      </table:table>
      <text:p text:style-name="P23"/>
      <text:p text:style-name="P9"/>
      <text:p text:style-name="P11">De la segona versió que també està implementada <text:span text:style-name="T13">no tenim el temps de CPU pero a l'archiu </text:span><text:span text:style-name="T15">Resultats2.txt</text:span><text:span text:style-name="T18"> que adjuntem amb la pràctica estan totes les K obtingudes.</text:span></text:p>
      <text:p text:style-name="P9"/>
      <text:p text:style-name="P9"/>
      <text:p text:style-name="P9"/>
      <text:p text:style-name="P9"/>
      <text:p text:style-name="P9"/>
      <text:p text:style-name="P8"/>
      <text:p text:style-name="P19">Bibliografia:</text:p>
      <text:p text:style-name="P19"/>
      <text:p text:style-name="P9">- Apunts de l'assignatura.</text:p>
      <text:p text:style-name="P9">- Llibre: “Kleinberg and Tardos, 2005”</text:p>
      <text:p text:style-name="P10">- <text:a xlink:type="simple" xlink:href="http://es.wikipedia.org/wiki/Algoritmo_de_Edmonds-Karp"><text:span text:style-name="T2">http://es.wikipedia.org/wiki/Algoritmo_de_Edmonds-Karp</text:span></text:a></text:p>
      <text:p text:style-name="P9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s" fo:country="E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10pt" officeooo:rsid="0034b7cb" officeooo:paragraph-rsid="003b3c0a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1. nVols es la cuantiat de vols del problema, i a més la K màxima. Per tant el rang de valors de K està entre 1 i nVols.</text:p>
        <text:p text:style-name="MP1">2. nCiutats es el nombre de ciutats que hi ha en el problema, com a màxim 2*nVols.</text:p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06T21:21:14.495751058</dc:date>
    <meta:generator>LibreOffice/4.2.7.2$Linux_X86_64 LibreOffice_project/420m0$Build-2</meta:generator>
    <meta:editing-duration>PT1H36M2S</meta:editing-duration>
    <meta:editing-cycles>34</meta:editing-cycles>
    <meta:document-statistic meta:table-count="3" meta:image-count="0" meta:object-count="0" meta:page-count="4" meta:paragraph-count="211" meta:word-count="1222" meta:character-count="5955" meta:non-whitespace-character-count="4846"/>
  </office:meta>
</office:document-meta>
</file>